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co38" style:family="table-column">
      <style:table-column-properties fo:break-before="auto" style:column-width="0.702in"/>
    </style:style>
    <style:style style:name="co39" style:family="table-column">
      <style:table-column-properties fo:break-before="auto" style:column-width="0.678in"/>
    </style:style>
    <style:style style:name="co40" style:family="table-column">
      <style:table-column-properties fo:break-before="auto" style:column-width="2.1071in"/>
    </style:style>
    <style:style style:name="co4" style:family="table-column">
      <style:table-column-properties fo:break-before="auto" style:column-width="1.2437in"/>
    </style:style>
    <style:style style:name="co41" style:family="table-column">
      <style:table-column-properties fo:break-before="auto" style:column-width="5.5075in"/>
    </style:style>
    <style:style style:name="co6" style:family="table-column">
      <style:table-column-properties fo:break-before="auto" style:column-width="0.8925in"/>
    </style:style>
    <style:style style:name="co7" style:family="table-column">
      <style:table-column-properties fo:break-before="auto" style:column-width="0.6799in"/>
    </style:style>
    <style:style style:name="co8" style:family="table-column">
      <style:table-column-properties fo:break-before="auto" style:column-width="0.5953in"/>
    </style:style>
    <style:style style:name="co9" style:family="table-column">
      <style:table-column-properties fo:break-before="auto" style:column-width="1.6902in"/>
    </style:style>
    <style:style style:name="co10" style:family="table-column">
      <style:table-column-properties fo:break-before="auto" style:column-width="6.7728in"/>
    </style:style>
    <style:style style:name="co11" style:family="table-column">
      <style:table-column-properties fo:break-before="auto" style:column-width="1.9138in"/>
    </style:style>
    <style:style style:name="co17" style:family="table-column">
      <style:table-column-properties fo:break-before="auto" style:column-width="0.6165in"/>
    </style:style>
    <style:style style:name="co18" style:family="table-column">
      <style:table-column-properties fo:break-before="auto" style:column-width="0.4783in"/>
    </style:style>
    <style:style style:name="co19" style:family="table-column">
      <style:table-column-properties fo:break-before="auto" style:column-width="1.5098in"/>
    </style:style>
    <style:style style:name="co20" style:family="table-column">
      <style:table-column-properties fo:break-before="auto" style:column-width="6.2201in"/>
    </style:style>
    <style:style style:name="co21" style:family="table-column">
      <style:table-column-properties fo:break-before="auto" style:column-width="1.3181in"/>
    </style:style>
    <style:style style:name="co22" style:family="table-column">
      <style:table-column-properties fo:break-before="auto" style:column-width="0.6591in"/>
    </style:style>
    <style:style style:name="co23" style:family="table-column">
      <style:table-column-properties fo:break-before="auto" style:column-width="0.648in"/>
    </style:style>
    <style:style style:name="co24" style:family="table-column">
      <style:table-column-properties fo:break-before="auto" style:column-width="1.3925in"/>
    </style:style>
    <style:style style:name="co25" style:family="table-column">
      <style:table-column-properties fo:break-before="auto" style:column-width="0.9571in"/>
    </style:style>
    <style:style style:name="co26" style:family="table-column">
      <style:table-column-properties fo:break-before="auto" style:column-width="6.4327in"/>
    </style:style>
    <style:style style:name="co27" style:family="table-column">
      <style:table-column-properties fo:break-before="auto" style:column-width="1.5736in"/>
    </style:style>
    <style:style style:name="co42" style:family="table-column">
      <style:table-column-properties fo:break-before="auto" style:column-width="0.7016in"/>
    </style:style>
    <style:style style:name="co43" style:family="table-column">
      <style:table-column-properties fo:break-before="auto" style:column-width="0.7547in"/>
    </style:style>
    <style:style style:name="co14" style:family="table-column">
      <style:table-column-properties fo:break-before="auto" style:column-width="1.6055in"/>
    </style:style>
    <style:style style:name="co44" style:family="table-column">
      <style:table-column-properties fo:break-before="auto" style:column-width="6.7937in"/>
    </style:style>
    <style:style style:name="co45" style:family="table-column">
      <style:table-column-properties fo:break-before="auto" style:column-width="1.5945in"/>
    </style:style>
    <style:style style:name="co32" style:family="table-column">
      <style:table-column-properties fo:break-before="auto" style:column-width="0.6374in"/>
    </style:style>
    <style:style style:name="co33" style:family="table-column">
      <style:table-column-properties fo:break-before="auto" style:column-width="1.6366in"/>
    </style:style>
    <style:style style:name="co34" style:family="table-column">
      <style:table-column-properties fo:break-before="auto" style:column-width="6.5811in"/>
    </style:style>
    <style:style style:name="co35" style:family="table-column">
      <style:table-column-properties fo:break-before="auto" style:column-width="1.5839in"/>
    </style:style>
    <style:style style:name="co36" style:family="table-column">
      <style:table-column-properties fo:break-before="auto" style:column-width="1.5201in"/>
    </style:style>
    <style:style style:name="co15" style:family="table-column">
      <style:table-column-properties fo:break-before="auto" style:column-width="6.3902in"/>
    </style:style>
    <style:style style:name="co37" style:family="table-column">
      <style:table-column-properties fo:break-before="auto" style:column-width="1.8071in"/>
    </style:style>
    <style:style style:name="co48" style:family="table-column">
      <style:table-column-properties fo:break-before="auto" style:column-width="0.6272in"/>
    </style:style>
    <style:style style:name="co49" style:family="table-column">
      <style:table-column-properties fo:break-before="auto" style:column-width="0.5417in"/>
    </style:style>
    <style:style style:name="co50" style:family="table-column">
      <style:table-column-properties fo:break-before="auto" style:column-width="1.4138in"/>
    </style:style>
    <style:style style:name="ro19" style:family="table-row">
      <style:table-row-properties style:row-height="0.1752in" fo:break-before="auto" style:use-optimal-row-height="true"/>
    </style:style>
    <style:style style:name="ro1" style:family="table-row">
      <style:table-row-properties style:row-height="0.1866in" fo:break-before="auto" style:use-optimal-row-height="true"/>
    </style:style>
    <style:style style:name="ro21" style:family="table-row">
      <style:table-row-properties style:row-height="2.3055in" fo:break-before="auto" style:use-optimal-row-height="true"/>
    </style:style>
    <style:style style:name="ro22" style:family="table-row">
      <style:table-row-properties style:row-height="0.9429in" fo:break-before="auto" style:use-optimal-row-height="true"/>
    </style:style>
    <style:style style:name="ro23" style:family="table-row">
      <style:table-row-properties style:row-height="0.6409in" fo:break-before="auto" style:use-optimal-row-height="true"/>
    </style:style>
    <style:style style:name="ro24" style:family="table-row">
      <style:table-row-properties style:row-height="1.3437in" fo:break-before="auto" style:use-optimal-row-height="true"/>
    </style:style>
    <style:style style:name="ro25" style:family="table-row">
      <style:table-row-properties style:row-height="1.5484in" fo:break-before="auto" style:use-optimal-row-height="true"/>
    </style:style>
    <style:style style:name="ro7" style:family="table-row">
      <style:table-row-properties style:row-height="0.7925in" fo:break-before="auto" style:use-optimal-row-height="true"/>
    </style:style>
    <style:style style:name="ro15" style:family="table-row">
      <style:table-row-properties style:row-height="2.7598in" fo:break-before="auto" style:use-optimal-row-height="true"/>
    </style:style>
    <style:style style:name="ro26" style:family="table-row">
      <style:table-row-properties style:row-height="0.6409in" fo:break-before="auto" style:use-optimal-row-height="true"/>
    </style:style>
    <style:style style:name="ro8" style:family="table-row">
      <style:table-row-properties style:row-height="0.4898in" fo:break-before="auto" style:use-optimal-row-height="true"/>
    </style:style>
    <style:style style:name="ro9" style:family="table-row">
      <style:table-row-properties style:row-height="1.2457in" fo:break-before="auto" style:use-optimal-row-height="true"/>
    </style:style>
    <style:style style:name="ro10" style:family="table-row">
      <style:table-row-properties style:row-height="0.4898in" fo:break-before="auto" style:use-optimal-row-height="true"/>
    </style:style>
    <style:style style:name="ro14" style:family="table-row">
      <style:table-row-properties style:row-height="0.3382in" fo:break-before="auto" style:use-optimal-row-height="true"/>
    </style:style>
    <style:style style:name="ro16" style:family="table-row">
      <style:table-row-properties style:row-height="2.1543in" fo:break-before="auto" style:use-optimal-row-height="true"/>
    </style:style>
    <style:style style:name="ro17" style:family="table-row">
      <style:table-row-properties style:row-height="1.3972in" fo:break-before="auto" style:use-optimal-row-height="true"/>
    </style:style>
    <style:style style:name="ro27" style:family="table-row">
      <style:table-row-properties style:row-height="2.0028in" fo:break-before="auto" style:use-optimal-row-height="true"/>
    </style:style>
    <style:style style:name="ro28" style:family="table-row">
      <style:table-row-properties style:row-height="0.6409in" fo:break-before="auto" style:use-optimal-row-height="true"/>
    </style:style>
    <style:style style:name="ro11" style:family="table-row">
      <style:table-row-properties style:row-height="0.3382in" fo:break-before="auto" style:use-optimal-row-height="true"/>
    </style:style>
    <style:style style:name="ro20" style:family="table-row">
      <style:table-row-properties style:row-height="2.0028in" fo:break-before="auto" style:use-optimal-row-height="true"/>
    </style:style>
    <style:style style:name="ro13" style:family="table-row">
      <style:table-row-properties style:row-height="2.5945in" fo:break-before="auto" style:use-optimal-row-height="true"/>
    </style:style>
    <style:style style:name="ro32" style:family="table-row">
      <style:table-row-properties style:row-height="2.4571in" fo:break-before="auto" style:use-optimal-row-height="true"/>
    </style:style>
    <style:style style:name="ro33" style:family="table-row">
      <style:table-row-properties style:row-height="2.898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size="10pt" fo:language="en" fo:country="US" fo:font-weight="normal" style:font-size-asian="10pt" style:language-asian="en" style:country-asian="US" style:font-weight-asian="normal" style:font-size-complex="10pt" style:language-complex="en" style:country-complex="US" style:font-weight-complex="normal"/>
    </style:style>
    <style:style style:name="ce13"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8pt" style:language-asian="en" style:country-asian="US" style:font-size-complex="4.55000019073486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1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9"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style>
    <style:style style:name="ce24" style:family="table-cell" style:parent-style-name="Default" style:data-style-name="N100">
      <style:table-cell-properties fo:wrap-option="wrap"/>
    </style:style>
    <style:style style:name="ce25"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bold" style:font-weight-asian="bold" style:font-weight-complex="bold"/>
    </style:style>
    <style:style style:name="ce26"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font-name="Times New Roman" fo:language="en" fo:country="US" style:font-size-complex="5.65000009536743pt"/>
    </style:style>
    <style:style style:name="ce27" style:family="table-cell" style:parent-style-name="Default" style:data-style-name="N100">
      <style:table-cell-properties fo:wrap-option="wrap"/>
      <style:text-properties style:font-size-complex="5.65000009536743pt"/>
    </style:style>
    <style:style style:name="ce28"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3" style:family="table-cell" style:parent-style-name="Default" style:data-style-name="N100">
      <style:table-cell-properties style:text-align-source="fix" style:repeat-content="false" fo:wrap-option="wrap"/>
      <style:paragraph-properties fo:text-align="start"/>
    </style:style>
    <style:style style:name="ce30" style:family="table-cell" style:parent-style-name="Default" style:data-style-name="N100">
      <style:table-cell-properties style:text-align-source="fix" style:repeat-content="false" fo:wrap-option="wrap"/>
      <style:paragraph-properties fo:text-align="start"/>
      <style:text-properties style:font-name="Arial Unicode MS" fo:font-size="10pt" fo:language="en" fo:country="US" fo:font-weight="normal" style:font-name-asian="Arial Unicode MS" style:font-size-asian="8pt" style:language-asian="en" style:country-asian="US" style:font-weight-asian="normal" style:font-name-complex="Arial Unicode MS" style:font-size-complex="4.55000019073486pt" style:language-complex="en" style:country-complex="US" style:font-weight-complex="normal"/>
    </style:style>
    <style:style style:name="ce3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language-complex="en" style:country-complex="US"/>
    </style:style>
    <style:style style:name="ce32"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33" style:family="table-cell" style:parent-style-name="Default" style:data-style-name="N100">
      <style:table-cell-properties style:text-align-source="fix" style:repeat-content="false" fo:wrap-option="no-wrap"/>
      <style:paragraph-properties fo:text-align="start"/>
    </style:style>
    <style:style style:name="ce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8"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style:text-align-source="fix" style:repeat-content="false" fo:wrap-option="wrap"/>
      <style:paragraph-properties fo:text-align="end"/>
    </style:style>
    <style:style style:name="ce21"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2"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T26" style:family="text">
      <style:text-properties fo:language="en" fo:country="US" style:font-size-complex="5.69999980926514pt"/>
    </style:style>
    <style:style style:name="T27" style:family="text">
      <style:text-properties fo:font-size="10pt" fo:language="en" fo:country="US" fo:font-weight="bold" style:font-size-asian="10pt" style:font-weight-asian="bold" style:font-size-complex="5.69999980926514pt" style:font-weight-complex="bold"/>
    </style:style>
    <style:style style:name="T28" style:family="text">
      <style:text-properties fo:font-size="10pt" fo:language="en" fo:country="US" fo:font-weight="normal" style:font-size-asian="10pt" style:font-weight-asian="normal" style:font-size-complex="5.69999980926514pt" style:font-weight-complex="normal"/>
    </style:style>
    <style:style style:name="T30" style:family="text">
      <style:text-properties style:text-outline="false" style:text-line-through-style="none" fo:font-style="normal" fo:text-shadow="none" style:text-underline-style="none"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1" style:family="text">
      <style:text-properties style:text-outline="false" style:text-line-through-style="none"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32" style:family="text">
      <style:text-properties style:text-outline="false" style:text-line-through-style="none" fo:font-style="normal" fo:text-shadow="none" style:text-underline-style="none"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4"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6"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7" style:family="text">
      <style:text-properties style:font-size-asian="4.5pt" style:font-size-complex="2.59999990463257pt"/>
    </style:style>
    <style:style style:name="T8" style:family="text">
      <style:text-properties style:font-size-complex="5.69999980926514pt"/>
    </style:style>
    <style:style style:name="T9" style:family="text">
      <style:text-properties fo:font-weight="bold" style:font-weight-asian="bold" style:font-size-complex="5.69999980926514pt" style:font-weight-complex="bold"/>
    </style:style>
    <style:style style:name="T33" style:family="text">
      <style:text-properties fo:font-size="12pt"/>
    </style:style>
    <style:style style:name="T3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0" style:family="text">
      <style:text-properties fo:font-weight="bold" style:font-weight-asian="bold" style:font-weight-complex="bold"/>
    </style:style>
    <style:style style:name="T3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3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11" style:family="text">
      <style:text-properties fo:font-size="10pt" fo:font-weight="bold" style:font-size-asian="10pt" style:font-weight-asian="bold" style:font-size-complex="5.69999980926514pt" style:font-weight-complex="bold"/>
    </style:style>
    <style:style style:name="T29" style:family="text">
      <style:text-properties fo:font-size="10pt" style:font-size-asian="10pt" style:font-size-complex="5.69999980926514pt"/>
    </style:style>
    <style:style style:name="T19" style:family="text">
      <style:text-properties fo:font-weight="normal" style:font-weight-asian="normal" style:font-weight-complex="normal"/>
    </style:style>
    <style:style style:name="T20" style:family="text">
      <style:text-properties fo:font-weight="normal" style:font-weight-asian="normal" style:font-size-complex="5.69999980926514pt" style:font-weight-complex="normal"/>
    </style:style>
    <style:style style:name="T22" style:family="text">
      <style:text-properties fo:font-size="10pt" fo:font-weight="normal" style:font-size-asian="10pt" style:font-weight-asian="normal" style:font-size-complex="5.69999980926514pt" style:font-weight-complex="normal"/>
    </style:style>
    <style:style style:name="T21" style:family="text">
      <style:text-properties fo:font-size="10pt" style:font-size-asian="10pt" style:font-size-complex="5.69999980926514pt"/>
    </style:style>
    <style:style style:name="T37" style:family="text">
      <style:text-properties style:font-size-complex="5.69999980926514pt"/>
    </style:style>
    <style:style style:name="T23" style:family="text">
      <style:text-properties style:font-size-complex="5.69999980926514pt"/>
    </style:style>
    <style:style style:name="T24" style:family="text">
      <style:text-properties fo:font-weight="bold" style:font-weight-asian="bold" style:font-size-complex="5.69999980926514pt" style:font-weight-complex="bold"/>
    </style:style>
    <style:style style:name="T25" style:family="text">
      <style:text-properties style:font-size-asian="10pt" style:font-size-complex="5.69999980926514pt"/>
    </style:style>
  </office:automatic-styles>
  <office:body>
    <office:spreadsheet>
      <table:table table:name="St. Marie" table:style-name="ta1" table:print="false">
        <table:table-column table:style-name="co38" table:default-cell-style-name="ce3"/>
        <table:table-column table:style-name="co39" table:default-cell-style-name="ce3"/>
        <table:table-column table:style-name="co40" table:default-cell-style-name="ce3"/>
        <table:table-column table:style-name="co4" table:default-cell-style-name="ce3"/>
        <table:table-column table:style-name="co41" table:default-cell-style-name="ce3"/>
        <table:table-column table:style-name="co40" table:default-cell-style-name="ce3"/>
        <table:table-column table:style-name="co6" table:number-columns-repeated="1018" table:default-cell-style-name="ce3"/>
        <table:table-row table:style-name="ro19">
          <table:table-cell table:style-name="ce19" office:value-type="string">
            <text:p>rluu: The St. Marie is a small Ezekiel Airplane. <text:s/>Read document <text:s/>“EzekielAirplane.odt” which is the text describing the Ezekiel Airplane. <text:s/></text:p>
          </table:table-cell>
          <table:table-cell table:style-name="ce25" table:number-columns-repeated="5"/>
          <table:table-cell table:style-name="ce33" table:number-columns-repeated="1018"/>
        </table:table-row>
        <table:table-row table:style-name="ro19">
          <table:table-cell table:style-name="ce19" office:value-type="string">
            <text:p>rluu: This spreadsheet page will just have the information about the St. Marie, and its uses starting from when it was identified.</text:p>
          </table:table-cell>
          <table:table-cell table:style-name="ce25" table:number-columns-repeated="5"/>
          <table:table-cell table:style-name="ce33" table:number-columns-repeated="1018"/>
        </table:table-row>
        <table:table-row table:style-name="ro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1">
          <table:table-cell office:value-type="string">
            <text:p>19</text:p>
          </table:table-cell>
          <table:table-cell office:value-type="string">
            <text:p>224-225</text:p>
          </table:table-cell>
          <table:table-cell table:style-name="ce8" office:value-type="string">
            <text:p><text:s/>In the early part of 1928</text:p>
          </table:table-cell>
          <table:table-cell/>
          <table:table-cell table:style-name="ce26" office:value-type="string">
            <text:p><text:span text:style-name="T26">In the early part of 1928 Robert calculated that war was inevitable between England and Russia. He </text:span><text:span text:style-name="T26">figured that the war would start not later than the summer and that many nations would be involved </text:span><text:span text:style-name="T26">and that later an attack on the United States would come. </text:span><text:span text:style-name="T27">His first airplane was now completed</text:span><text:span text:style-name="T26">, -- </text:span><text:span text:style-name="T26">a small one according to the plan laid down by Ezekiel in the Bible. The plane had four wings and </text:span><text:span text:style-name="T26">could fly on either one of its four sides. It had a new motor with 12 cylinders and could be operated </text:span><text:span text:style-name="T26">either with gas, electricity or compressed air. He had constructed a wheel within a wheel so that he </text:span><text:span text:style-name="T26">could lower his plane and land anywhere he chose and could rise straight up. One motor had a</text:span></text:p>
            <text:p><text:span text:style-name="T26">propeller in the center of the plane to lift it up while the other motor started its direct motion. He </text:span><text:span text:style-name="T26">could drive his plane backwards or forwards. It was a great success and the </text:span><text:span text:style-name="T27">boy wizard of Wall </text:span><text:span text:style-name="T27">Street </text:span><text:span text:style-name="T28">[connection to page 200] </text:span><text:span text:style-name="T26">was now hailed as </text:span><text:span text:style-name="T27">a new Lindbergh of the air</text:span><text:span text:style-name="T26">. There was an extra </text:span><text:span text:style-name="T26">motor built with a collapsible propeller so that he could shift it from the center of the airplane to the </text:span><text:span text:style-name="T26">tail, enabling it to go backward or forward as he willed. The wings were so arranged that they could </text:span><text:span text:style-name="T26">either remain stationary or be set in motion up or down by motor. This was a new and valuable </text:span><text:span text:style-name="T26">feature in the construction of airplanes. </text:span></text:p>
          </table:table-cell>
          <table:table-cell table:style-name="ce30" office:value-type="string">
            <text:p><text:span text:style-name="T30"><text:s/></text:span><text:span text:style-name="T31">boy wizard of Wall Street</text:span><text:span text:style-name="T30"> </text:span><text:span text:style-name="T32">[connection to page 200]. <text:s/>Strange, that the boy and wizard are </text:span><text:span text:style-name="T32">not capitalized. <text:s/></text:span></text:p>
          </table:table-cell>
          <table:table-cell table:number-columns-repeated="1018"/>
        </table:table-row>
        <table:table-row table:style-name="ro22">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text:span><text:span text:style-name="T7">sound. He knew that this would be very useful in war. After he had completed this </text:span><text:span text:style-name="T7">invention, tested it and proved it a success, he offered it to the United States Government, </text:span><text:span text:style-name="T7">but after the army officers, who knew very little about this new invention had looked it over, </text:span><text:span text:style-name="T7">they refused it. Robert then sailed away in his new plane which he had named </text:span><text:span text:style-name="T6">"The St. </text:span><text:span text:style-name="T6">Marie." </text:span></text:p>
          </table:table-cell>
          <table:table-cell table:style-name="ce17"/>
          <table:table-cell table:number-columns-repeated="1018"/>
        </table:table-row>
        <table:table-row table:style-name="ro23">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5">He visited England, France, Germany and in the Spring of 1928 made the longest </text:span><text:span text:style-name="T5">successful flight to Japan, where he was received with great honor. </text:span><text:span text:style-name="T4">Japan was very </text:span><text:span text:style-name="T4">much interested in his new plane and in his muffler. The Japanese Government quickly </text:span><text:span text:style-name="T4">closed a deal and bought his invention for a large sum of money.</text:span></text:p>
          </table:table-cell>
          <table:table-cell table:number-columns-repeated="1019"/>
        </table:table-row>
        <table:table-row table:style-name="ro24">
          <table:table-cell table:style-name="ce20" office:value-type="string">
            <text:p>19</text:p>
          </table:table-cell>
          <table:table-cell table:style-name="ce20" office:value-type="string">
            <text:p>225</text:p>
          </table:table-cell>
          <table:table-cell table:style-name="ce9" office:value-type="string">
            <text:p>Summer of 1928</text:p>
          </table:table-cell>
          <table:table-cell table:style-name="ce9"/>
          <table:table-cell table:style-name="ce14" office:value-type="string">
            <text:p><text:span text:style-name="T8"><text:s/></text:span><text:span text:style-name="T8">While in Japan Robert was entertained and introduced to many beautiful titled ladies and </text:span><text:span text:style-name="T8">prominent men, but he remained loyal to Marie for his great success had not turned his </text:span><text:span text:style-name="T8">head. He was still searching for Marie, always hoping to find her. </text:span><text:span text:style-name="T9">He returned to New </text:span><text:span text:style-name="T9">York [from Japan] in the Summer of 1928</text:span><text:span text:style-name="T8"> and was now reputed as being worth more </text:span><text:span text:style-name="T8">than a million dollars, after making more successful deals in stocks, cotton and wheat.</text:span></text:p>
          </table:table-cell>
          <table:table-cell table:style-name="ce31" office:value-type="string">
            <text:p><text:span text:style-name="T33">Note that Summer of 1928 is highlighted, and then a specific part of the </text:span><text:span text:style-name="T33">month is given for the same event </text:span><text:span text:style-name="T34"><text:s/>(on page 226)</text:span><text:span text:style-name="T33">. <text:s/>Thus, Gann wants us to pay </text:span><text:span text:style-name="T33">attention to the season here. <text:s/></text:span></text:p>
          </table:table-cell>
          <table:table-cell table:number-columns-repeated="1018"/>
        </table:table-row>
        <table:table-row table:style-name="ro25">
          <table:table-cell office:value-type="string">
            <text:p>19</text:p>
          </table:table-cell>
          <table:table-cell office:value-type="string">
            <text:p>226</text:p>
          </table:table-cell>
          <table:table-cell office:value-type="string">
            <text:p>May 1928</text:p>
          </table:table-cell>
          <table:table-cell/>
          <table:table-cell table:style-name="ce14" office:value-type="string">
            <text:p><text:s/>In May, 1928, Walter received a <text:span text:style-name="T10">radio</text:span>gram from Robert saying that <text:span text:style-name="T10">he was leaving </text:span><text:span text:style-name="T10">Japan the latter part of the month and was going to sail "The St. Marie" back to New </text:span><text:span text:style-name="T10">York. </text:span>Walter and Miss Edna Quinton, the secretary, had followed the newspaper reports of the <text:span text:style-name="T10">great reception</text:span> <text:span text:style-name="T10">tendered Robert by the officials of the Japanese Government </text:span>and the report of the large amount of money they had paid for his <text:span text:style-name="T10">noiseless patent for air </text:span><text:span text:style-name="T10">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text:span text:style-name="T10">return.</text:span></text:p>
          </table:table-cell>
          <table:table-cell table:style-name="ce32" office:value-type="string">
            <text:p>What is a <text:span text:style-name="T10">radio</text:span>gram? <text:s/><text:span text:style-name="T35">Note also, that they greet Robert on his </text:span><text:span text:style-name="T36">return</text:span><text:span text:style-name="T35">.</text:span></text:p>
          </table:table-cell>
          <table:table-cell table:number-columns-repeated="1018"/>
        </table:table-row>
        <table:table-row table:style-name="ro7">
          <table:table-cell office:value-type="string">
            <text:p>19</text:p>
          </table:table-cell>
          <table:table-cell office:value-type="string">
            <text:p>227</text:p>
          </table:table-cell>
          <table:table-cell table:style-name="ce10" office:value-type="string">
            <text:p>May 1928</text:p>
          </table:table-cell>
          <table:table-cell/>
          <table:table-cell table:style-name="ce14" office:value-type="string">
            <text:p><text:span text:style-name="T8">[RG] had built the most marvelous</text:span><text:span text:style-name="T9"> airplane of the age</text:span><text:span text:style-name="T8">; invented a muffler to make an </text:span><text:span text:style-name="T8">airplane</text:span></text:p>
            <text:p><text:span text:style-name="T8">noiseless; had </text:span><text:span text:style-name="T9">driven</text:span><text:span text:style-name="T8"> his own plane, </text:span><text:span text:style-name="T9">"The St. Marie" to Japan</text:span><text:span text:style-name="T8"> where he had been </text:span><text:span text:style-name="T8">received with great honors and the Japanese Government had bought his invention for </text:span><text:span text:style-name="T8">making airplanes silent.</text:span></text:p>
          </table:table-cell>
          <table:table-cell table:number-columns-repeated="1019"/>
        </table:table-row>
        <table:table-row table:style-name="ro7">
          <table:table-cell table:style-name="ce24" office:value-type="string">
            <text:p>19</text:p>
          </table:table-cell>
          <table:table-cell table:style-name="ce24" office:value-type="string">
            <text:p>227</text:p>
          </table:table-cell>
          <table:table-cell table:style-name="ce24" office:value-type="string">
            <text:p>June 9, 1928</text:p>
          </table:table-cell>
          <table:table-cell table:style-name="ce24"/>
          <table:table-cell table:style-name="ce27" office:value-type="string">
            <text:p><text:span text:style-name="T8"><text:s/></text:span><text:span text:style-name="T8">On June 9th Robert Gordon's 22nd birthday, the great reception took place. The special </text:span><text:span text:style-name="T8">train bearing the leading citizens of Texarkana arrived, Robert had landed at the new </text:span><text:span text:style-name="T8">airport on </text:span><text:span text:style-name="T9">Governor's Island [New York] </text:span><text:span text:style-name="T8">without any mishap to </text:span><text:span text:style-name="T9">his plane</text:span><text:span text:style-name="T8">. </text:span><text:span text:style-name="T9">"The St. </text:span><text:span text:style-name="T9">Marie" had per</text:span><text:span text:style-name="T11">formed perfectly, making the trip from Japan at an </text:span><text:span text:style-name="T9">average speed of </text:span><text:span text:style-name="T9">over 300 miles per hour. </text:span></text:p>
          </table:table-cell>
          <table:table-cell table:number-columns-repeated="1019"/>
        </table:table-row>
        <table:table-row table:style-name="ro15">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28" office:value-type="string">
            <text:p><text:s/>He was so strongly impressed with the dream [of Marie in Paris] that he decided to leave at once. Told Walter to give the mechanics instructions to <text:span text:style-name="T10">put his old ship "The St. Marie" in shape to sail </text:span><text:span text:style-name="T10">at once. It was a matter of only a couple of days until they reported that "The St. Marie" was </text:span><text:span text:style-name="T10">in perfect shape and could stand a trip around the world. </text:span>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 On the<text:span text:style-name="T10"> morning of February 2nd, 1929, Robert started his flight to Paris and arrived there </text:span><text:span text:style-name="T10">promptly in the evening</text:span> and went to visit some friends and acquaintances. After talking over the war situation and his forecasts of the great war yet to come, <text:span text:style-name="T10">he decided to visit friends in London.</text:span> England and Russia were waging their battles in the air and doing very little land fighting. Despite the good start that England had made, Russia and her allies were getting the best of the victory. <text:span text:style-name="T10">Robert found London very uninteresting.</text:span> Up to this time he had heard nothing of Marie and <text:span text:style-name="T10">decided to return to Paris.</text:span></text:p>
          </table:table-cell>
          <table:table-cell table:number-columns-repeated="1019"/>
        </table:table-row>
        <table:table-row table:style-name="ro26">
          <table:table-cell table:style-name="ce20" office:value-type="string">
            <text:p>20</text:p>
          </table:table-cell>
          <table:table-cell table:style-name="ce20" office:value-type="string">
            <text:p>243</text:p>
          </table:table-cell>
          <table:table-cell table:style-name="ce9" office:value-type="string">
            <text:p>Latter part of Feburary 1929</text:p>
          </table:table-cell>
          <table:table-cell table:style-name="ce9"/>
          <table:table-cell table:style-name="ce29" office:value-type="string">
            <text:p><text:span text:style-name="T8"><text:s/></text:span><text:span text:style-name="T8">RG attends the Aviators' Costume Ball to take place in the Hotel Lafayette. </text:span><text:span text:style-name="T29"><text:s/>They asked Robert if </text:span><text:span text:style-name="T29">he did not have a plane to </text:span><text:span text:style-name="T8">enter or if he could not demonstrate something with "The St. Marie." He </text:span><text:span text:style-name="T8">told them that his health was not good and that he was not interested in entering a plane at this time. </text:span></text:p>
          </table:table-cell>
          <table:table-cell table:number-columns-repeated="1019"/>
        </table:table-row>
        <table:table-row table:style-name="ro26" table:number-rows-repeated="1048563">
          <table:table-cell table:number-columns-repeated="1024"/>
        </table:table-row>
        <table:table-row table:style-name="ro26">
          <table:table-cell table:number-columns-repeated="1024"/>
        </table:table-row>
      </table:table>
      <table:table table:name="Muffler" table:style-name="ta1" table:print="false">
        <table:table-column table:style-name="co7" table:default-cell-style-name="ce3"/>
        <table:table-column table:style-name="co8" table:default-cell-style-name="ce3"/>
        <table:table-column table:style-name="co9" table:default-cell-style-name="ce3"/>
        <table:table-column table:style-name="co4" table:default-cell-style-name="ce3"/>
        <table:table-column table:style-name="co10" table:default-cell-style-name="ce3"/>
        <table:table-column table:style-name="co11" table:default-cell-style-name="ce3"/>
        <table:table-column table:style-name="co6" table:number-columns-repeated="1018" table:default-cell-style-name="Default"/>
        <table:table-row table:style-name="ro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style-name="ce3" table:number-columns-repeated="1018"/>
        </table:table-row>
        <table:table-row table:style-name="ro7">
          <table:table-cell table:style-name="ce4" office:value-type="string">
            <text:p>19</text:p>
          </table:table-cell>
          <table:table-cell table:style-name="ce4" office:value-type="string">
            <text:p>225</text:p>
          </table:table-cell>
          <table:table-cell table:style-name="ce8" office:value-type="string">
            <text:p><text:s/>In the early part of 1928</text:p>
          </table:table-cell>
          <table:table-cell table:style-name="ce4"/>
          <table:table-cell table:style-name="ce12" office:value-type="string">
            <text:p><text:span text:style-name="T4">Robert's next invention was to build a </text:span><text:span text:style-name="T5">silent motor, </text:span><text:span text:style-name="T6">or a muffler</text:span><text:span text:style-name="T7">, which would prevent any </text:span><text:span text:style-name="T7">sound. He knew that this would be very useful in war. After he had completed this </text:span><text:span text:style-name="T7">invention, tested it and proved it a success, he offered it to the United States Government, </text:span><text:span text:style-name="T7">but after the army officers, who knew very little about this new invention had looked it over, </text:span><text:span text:style-name="T7">they refused it. Robert then sailed away in his new plane which he had named </text:span><text:span text:style-name="T6">"The St. </text:span><text:span text:style-name="T6">Marie." </text:span></text:p>
          </table:table-cell>
          <table:table-cell table:style-name="ce17"/>
          <table:table-cell table:number-columns-repeated="1018"/>
        </table:table-row>
        <table:table-row table:style-name="ro8">
          <table:table-cell office:value-type="string">
            <text:p>19</text:p>
          </table:table-cell>
          <table:table-cell office:value-type="string">
            <text:p>225</text:p>
          </table:table-cell>
          <table:table-cell office:value-type="string">
            <text:p>Spring of 1928</text:p>
          </table:table-cell>
          <table:table-cell/>
          <table:table-cell table:style-name="ce13" office:value-type="string">
            <text:p><text:span text:style-name="T4">He visited England, France, Germany and in the Spring of 1928 made the longest </text:span><text:span text:style-name="T4">successful flight to Japan, where he was received with great honor</text:span><text:span text:style-name="T5">. Japan was very </text:span><text:span text:style-name="T5">much interested in his new plane and in his muffler. </text:span><text:span text:style-name="T4">The Japanese Government </text:span><text:span text:style-name="T4">quickly closed a deal and bought his invention for a large sum of money.</text:span></text:p>
          </table:table-cell>
          <table:table-cell table:number-columns-repeated="1019"/>
        </table:table-row>
        <table:table-row table:style-name="ro9">
          <table:table-cell office:value-type="string">
            <text:p>19</text:p>
          </table:table-cell>
          <table:table-cell office:value-type="string">
            <text:p>226</text:p>
          </table:table-cell>
          <table:table-cell office:value-type="string">
            <text:p>Latter part of May 1928</text:p>
          </table:table-cell>
          <table:table-cell/>
          <table:table-cell table:style-name="ce14" office:value-type="string">
            <text:p><text:s/>In May, 1928, Walter received a radiogram from Robert saying that <text:span text:style-name="T19">he was leaving Japan </text:span><text:span text:style-name="T19">the latter part of the month and was going to sail "The St. Marie" back to New York. Walter </text:span><text:span text:style-name="T19">and Miss Edna Quinton, the secretary, had followed the newspaper reports of the great </text:span><text:span text:style-name="T19">reception tendered Robert by the officials of the Japanese Government </text:span>and the report of the large amount of money they had paid for his <text:span text:style-name="T10">noiseless patent for air planes.</text:span> Walter was going to graduate in June so he wrote his father and informed him that Robert was returning to New York soon with <text:span text:style-name="T10">great honors </text:span>and he thought it appropriate to have a big celebration for him when he arrived. As his father was coming to New York anyway for the graduation exercises, he suggested that he be there to greet Robert on his triumphant return.</text:p>
          </table:table-cell>
          <table:table-cell table:number-columns-repeated="1019"/>
        </table:table-row>
        <table:table-row table:style-name="ro10">
          <table:table-cell office:value-type="string">
            <text:p>19</text:p>
          </table:table-cell>
          <table:table-cell office:value-type="string">
            <text:p>227</text:p>
          </table:table-cell>
          <table:table-cell table:style-name="ce10" office:value-type="string">
            <text:p>Latter part of May 1928</text:p>
          </table:table-cell>
          <table:table-cell/>
          <table:table-cell table:style-name="ce14" office:value-type="string">
            <text:p><text:span text:style-name="T8">[RG] had built the most marvelous</text:span><text:span text:style-name="T9"> </text:span><text:span text:style-name="T20">airplane of the age</text:span><text:span text:style-name="T8">; invented a </text:span><text:span text:style-name="T9">muffler to make an </text:span><text:span text:style-name="T9">airplane</text:span></text:p>
            <text:p><text:span text:style-name="T9">noiseless</text:span><text:span text:style-name="T8">; had </text:span><text:span text:style-name="T20">driven</text:span><text:span text:style-name="T8"> his own plane, </text:span><text:span text:style-name="T20">"The St. Marie" to Japan </text:span><text:span text:style-name="T8">where he had been </text:span><text:span text:style-name="T8">received with great honors and the </text:span><text:span text:style-name="T9">Japanese Government had bought his invention for </text:span><text:span text:style-name="T9">making airplanes silent.</text:span></text:p>
          </table:table-cell>
          <table:table-cell table:number-columns-repeated="1019"/>
        </table:table-row>
        <table:table-row table:style-name="ro10" table:number-rows-repeated="1048570">
          <table:table-cell table:number-columns-repeated="1024"/>
        </table:table-row>
        <table:table-row table:style-name="ro10">
          <table:table-cell table:number-columns-repeated="1024"/>
        </table:table-row>
      </table:table>
      <table:table table:name="Machine for recording minds" table:style-name="ta1" table:print="false">
        <table:table-column table:style-name="co48" table:default-cell-style-name="ce3"/>
        <table:table-column table:style-name="co49" table:default-cell-style-name="ce3"/>
        <table:table-column table:style-name="co14" table:default-cell-style-name="ce3"/>
        <table:table-column table:style-name="co6" table:default-cell-style-name="ce3"/>
        <table:table-column table:style-name="co15" table:default-cell-style-name="ce3"/>
        <table:table-column table:style-name="co50"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32">
          <table:table-cell office:value-type="string">
            <text:p>19</text:p>
          </table:table-cell>
          <table:table-cell office:value-type="string">
            <text:p>229</text:p>
          </table:table-cell>
          <table:table-cell office:value-type="string">
            <text:p>Current timestamp is June 1928</text:p>
          </table:table-cell>
          <table:table-cell/>
          <table:table-cell table:style-name="ce14" office:value-type="string">
            <text:p><text:span text:style-name="T8"><text:s/></text:span><text:span text:style-name="T8">Walter Kennelworth was graduated from Columbia College in June and prepared to work with Robert in</text:span></text:p>
            <text:p><text:span text:style-name="T8">the office. Edna Quinton had proved to be a faithful employee and a valuable aid to Robert. She had taken care </text:span><text:span text:style-name="T8">of his business and looked after his financial transactions while he was away. Robert soon went to work, on a </text:span><text:span text:style-name="T8">new invention, and </text:span><text:span text:style-name="T9">perfected a machine to read the minds of people a short distance away </text:span><text:span text:style-name="T8">and also a </text:span><text:span text:style-name="T8">machine which he named the "Tel-talk." This machine was made on the principle of the radio; by raising and </text:span><text:span text:style-name="T8">lowering it at certain angles it would record all the conferences in the different buildings in Wall Street. Robert </text:span><text:span text:style-name="T8">also used this machine to get reports on all the conferences of the big manipulators. He knew that manipulators </text:span><text:span text:style-name="T8">in Wall Street suspected that in some way he understood their plans as he was making money too fast and they </text:span><text:span text:style-name="T8">were conspiring to find a way to get him</text:span><text:span text:style-name="T29"> wrong on the market and break him. They changed </text:span><text:span text:style-name="T8">their plans often but </text:span><text:span text:style-name="T8">found that each time Robert was on the right side of the market. Even his friend Walter knew nothing about </text:span><text:span text:style-name="T8">Robert's latest invention. He kept it in a secret room, and no one had ever seen it but himself. It was a very </text:span><text:span text:style-name="T8">delicate little machine with indicators like a compass, delicately balanced and operated by electricity. His </text:span><text:span text:style-name="T8">success was causing great excitement and schemers wanted to get his secret. They knew that Edna Quinton </text:span><text:span text:style-name="T8">had been in his office ever since he was in New York.</text:span></text:p>
          </table:table-cell>
          <table:table-cell/>
        </table:table-row>
        <table:table-row table:style-name="ro33">
          <table:table-cell office:value-type="string">
            <text:p>19</text:p>
          </table:table-cell>
          <table:table-cell office:value-type="string">
            <text:p>230, 231</text:p>
          </table:table-cell>
          <table:table-cell office:value-type="string">
            <text:p>Current timestamp is June 1928</text:p>
          </table:table-cell>
          <table:table-cell/>
          <table:table-cell table:style-name="ce21" office:value-type="string">
            <text:p><text:span text:style-name="T8"><text:s/></text:span><text:span text:style-name="T8">Before she had time to tell him what had happened the night before, he called her into his secret office, the </text:span><text:span text:style-name="T8">room that she had never seen before. There she saw all kinds of strange instruments which she knew must be </text:span><text:span text:style-name="T8">some of his new inventions. He took her to a </text:span><text:span text:style-name="T9">little machine in the corner of the room and showed her some </text:span><text:span text:style-name="T9">peculiar lines that the machine had recorded on the paper the night before.</text:span><text:span text:style-name="T8"> He told her that his </text:span><text:span text:style-name="T9">machine </text:span><text:span text:style-name="T9">received the impressions of people's minds and recorded their </text:span><text:span text:style-name="T11"><text:s/>thoughts,</text:span><text:span text:style-name="T29"> </text:span><text:span text:style-name="T11">especially when they were </text:span><text:span text:style-name="T11">greatly excited or </text:span><text:span text:style-name="T9">interested</text:span><text:span text:style-name="T8"> in any matter. He read to her from the </text:span><text:span text:style-name="T9">record on the machine in substance</text:span><text:span text:style-name="T8"> </text:span><text:span text:style-name="T8">exactly what had been said to her the night before. Then he turned to the Bible and showed her where it said </text:span><text:span text:style-name="T8">"Everything that is concealed will be revealed, and everything that is covered will be uncovered." Edna was </text:span><text:span text:style-name="T8">more excited than she had ever been in her life. She knew that the machine had revealed the truth. Then said to </text:span><text:span text:style-name="T8">Mr. Gordon that she had intended to tell him that morning just what had happened and hoped that he would </text:span><text:span text:style-name="T8">believe that she was loyal to him and had refused to accept a bribe. </text:span><text:span text:style-name="T9">[RG] then showed her another record on </text:span><text:span text:style-name="T9">the machine like a phonograph record which would record people's thoughts</text:span><text:span text:style-name="T8"> and told her that it indicated </text:span><text:span text:style-name="T8">just what she had been thinking about. </text:span><text:span text:style-name="T9">The machine had read her mind and recorded her thoughts.</text:span><text:span text:style-name="T8"> He </text:span><text:span text:style-name="T8">assured her that he did believe her and trust her. Edna was moved to tears at this great confidence. She knew </text:span><text:span text:style-name="T8">that never before had she been permitted to see this secret room and while she knew of Robert's great love for </text:span><text:span text:style-name="T8">Marie, she felt that this confidence he had placed in her was more than a matter of business confidence and </text:span><text:span text:style-name="T8">that he had some love for her. She had always admired him but had never thought of loving him. </text:span><text:span text:style-name="T9">Now she </text:span><text:span text:style-name="T9">knew that she did love him.</text:span></text:p>
          </table:table-cell>
          <table:table-cell/>
        </table:table-row>
        <table:table-row table:style-name="ro33">
          <table:table-cell table:style-name="Default" table:number-columns-repeated="5"/>
          <table:table-cell/>
        </table:table-row>
        <table:table-row table:style-name="ro33" table:number-rows-repeated="92">
          <table:table-cell table:number-columns-repeated="6"/>
        </table:table-row>
        <table:table-row table:style-name="ro33">
          <table:table-cell table:number-columns-repeated="6"/>
        </table:table-row>
      </table:table>
      <table:table table:name="Tel-talk" table:style-name="ta1" table:print="false">
        <table:table-column table:style-name="co17" table:default-cell-style-name="ce3"/>
        <table:table-column table:style-name="co18" table:default-cell-style-name="ce3"/>
        <table:table-column table:style-name="co19" table:default-cell-style-name="ce3"/>
        <table:table-column table:style-name="co6" table:default-cell-style-name="ce3"/>
        <table:table-column table:style-name="co20" table:default-cell-style-name="ce3"/>
        <table:table-column table:style-name="co21"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row>
        <table:table-row table:style-name="ro15">
          <table:table-cell office:value-type="string">
            <text:p>19</text:p>
          </table:table-cell>
          <table:table-cell office:value-type="string">
            <text:p>229</text:p>
          </table:table-cell>
          <table:table-cell office:value-type="string">
            <text:p>Current timestamp is June 1928</text:p>
          </table:table-cell>
          <table:table-cell/>
          <table:table-cell table:style-name="ce21" office:value-type="string">
            <text:p><text:span text:style-name="T8"><text:s/></text:span><text:span text:style-name="T8">Walter Kennelworth was graduated from Columbia College in June and prepared to work </text:span><text:span text:style-name="T8">with Robert in the office. Edna Quinton had proved to be a faithful employee and a </text:span><text:span text:style-name="T8">valuable aid to Robert. She had taken care of his business and looked after his financial </text:span><text:span text:style-name="T8">transactions while he was away. Robert soon went to work, on a new invention, and </text:span><text:span text:style-name="T8">perfected a machine to read the minds of people a short distance away and </text:span><text:span text:style-name="T9">also a </text:span><text:span text:style-name="T9">machine which he named the "Tel-talk." This machine was made on the principle of </text:span><text:span text:style-name="T9">the radio; by raising and lowering it at certain angles it would record all the </text:span><text:span text:style-name="T9">conferences in the different buildings in Wall Street. Robert also used this machine </text:span><text:span text:style-name="T9">to get reports on all the conferences of the big manipulators. </text:span><text:span text:style-name="T8">He knew that </text:span><text:span text:style-name="T8">manipulators in Wall Street suspected that in some way he understood their plans as he </text:span><text:span text:style-name="T8">was making money too fast and they were </text:span><text:span text:style-name="T20">conspiring to find a way to get him</text:span><text:span text:style-name="T22"> wrong on the </text:span><text:span text:style-name="T22">market</text:span><text:span text:style-name="T21"> and break him. </text:span><text:span text:style-name="T11">They changed </text:span><text:span text:style-name="T9">their plans often but found that each time </text:span><text:span text:style-name="T9">Robert was on the right side of the market.</text:span><text:span text:style-name="T8"> Even his friend Walter knew nothing about </text:span><text:span text:style-name="T8">Robert's latest invention. He kept it in a secret room, and no one had ever seen it but </text:span><text:span text:style-name="T8">himself. It was a very </text:span><text:span text:style-name="T9">delicate little machine with indicators like a compass, delicately </text:span><text:span text:style-name="T9">balanced and operated by electricity.</text:span><text:span text:style-name="T8"> His success was causing great excitement and </text:span><text:span text:style-name="T8">schemers wanted to get his secret. They knew that Edna Quinton had been in his office </text:span><text:span text:style-name="T8">ever since he was in New York.</text:span></text:p>
          </table:table-cell>
          <table:table-cell/>
        </table:table-row>
        <table:table-row table:style-name="ro15" table:number-rows-repeated="74">
          <table:table-cell table:number-columns-repeated="6"/>
        </table:table-row>
        <table:table-row table:style-name="ro15">
          <table:table-cell table:number-columns-repeated="6"/>
        </table:table-row>
      </table:table>
      <table:table table:name="The Demon of Death" table:style-name="ta1" table:print="false">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6" table:number-columns-repeated="1018"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6">
          <table:table-cell table:style-name="ce9" office:value-type="string">
            <text:p>19</text:p>
          </table:table-cell>
          <table:table-cell table:style-name="ce9" office:value-type="string">
            <text:p>233, 234</text:p>
          </table:table-cell>
          <table:table-cell table:style-name="ce9" office:value-type="string">
            <text:p>Fall of 1928</text:p>
          </table:table-cell>
          <table:table-cell table:style-name="ce9"/>
          <table:table-cell table:style-name="ce21" office:value-type="string">
            <text:p><text:span text:style-name="T8"><text:s/></text:span><text:span text:style-name="T8">In the Fall of 1928, Robert and Walter completed an invention of </text:span><text:span text:style-name="T9">Sun-mirrors</text:span><text:span text:style-name="T8">, whereby </text:span><text:span text:style-name="T8">they were able to </text:span><text:span text:style-name="T9">collect the rays from the sun and produce heat powerful enough to </text:span><text:span text:style-name="T9">melt down skyscrapers in a few minutes. With these mirrors and the aid of </text:span><text:span text:style-name="T9">electricity, they discovered a powerful light ray </text:span><text:span text:style-name="T20">Robert knew that this was going to be </text:span><text:span text:style-name="T20">of great value in the coming war. </text:span><text:span text:style-name="T8">They named this machine </text:span><text:span text:style-name="T9">"The Demon of Death."</text:span><text:span text:style-name="T8"> Miss </text:span><text:span text:style-name="T8">Quinton had been very much interested in this machine during the course of construction, </text:span><text:span text:style-name="T8">and </text:span><text:span text:style-name="T9">she named it "Spit-Fire"</text:span><text:span text:style-name="T8"> because </text:span><text:span text:style-name="T9">it could send forth such powerful sparks of </text:span><text:span text:style-name="T9">fire, destroying instantly any metal that it touched.</text:span><text:span text:style-name="T8"> They held a conference and agreed </text:span><text:span text:style-name="T8">that this new discovery must be kept secret and should never be used except in the </text:span><text:span text:style-name="T8">defense of the United States in time of war and only then if our country was in dire peril </text:span><text:span text:style-name="T8">and unable to cope with the enemy. There was one </text:span><text:span text:style-name="T21">secret connected with the machine that </text:span><text:span text:style-name="T21">only Robert </text:span><text:span text:style-name="T8">knew. They intended to start to build a giant airship in a short time equipped </text:span><text:span text:style-name="T8">with "The Demon of Death." They figured it would send a </text:span><text:span text:style-name="T9">powerful death ray 3000 to </text:span><text:span text:style-name="T9">5000 miles through space, destroying everything within a radius of 700 miles. </text:span><text:span text:style-name="T8">Work </text:span><text:span text:style-name="T8">was started on the new machine with all secrecy. It had already been christened "Marie the </text:span><text:span text:style-name="T8">Angel of Mercy."</text:span></text:p>
          </table:table-cell>
          <table:table-cell office:value-type="string">
            <text:p>MAM is equipped with the DOD</text:p>
          </table:table-cell>
          <table:table-cell table:number-columns-repeated="1018"/>
        </table:table-row>
        <table:table-row table:style-name="ro17">
          <table:table-cell office:value-type="string">
            <text:p>19</text:p>
          </table:table-cell>
          <table:table-cell office:value-type="string">
            <text:p>235</text:p>
          </table:table-cell>
          <table:table-cell table:style-name="ce9" office:value-type="string">
            <text:p>Fall of 1928</text:p>
          </table:table-cell>
          <table:table-cell/>
          <table:table-cell table:style-name="ce22" office:value-type="string">
            <text:p><text:s/>After holding a conference, they decided that this invention [the machine to make airplanes invisible], as well as "The Demon of Death" should not be patented or offered for sale to any Government, that they would test it out and keep it a secret. Here Robert's great generosity showed itself again when he decided that this invention should be used in time of greatest need for the benefit of the United States. Walter said, "Robert, love indeed does make a great man, makes him unselfish, causes him to think of his country, of his mother, his sweetheart and everything else before himself. No wonder you are making a success and always will, because you are doing right." The completion of the great machine, "The Demon of Death," which Robert had worked on untiringly day and night, was a great triumph for him, but his wonderful energy had been exhausted.</text:p>
          </table:table-cell>
          <table:table-cell table:number-columns-repeated="1019"/>
        </table:table-row>
        <table:table-row table:style-name="ro17" table:number-rows-repeated="1048572">
          <table:table-cell table:number-columns-repeated="1024"/>
        </table:table-row>
        <table:table-row table:style-name="ro17">
          <table:table-cell table:number-columns-repeated="1024"/>
        </table:table-row>
      </table:table>
      <table:table table:name="Marie the Angel of Mercy" table:style-name="ta1" table:print="false">
        <table:table-column table:style-name="co42" table:default-cell-style-name="ce3"/>
        <table:table-column table:style-name="co43" table:default-cell-style-name="ce3"/>
        <table:table-column table:style-name="co14" table:default-cell-style-name="ce3"/>
        <table:table-column table:style-name="co6" table:default-cell-style-name="ce3"/>
        <table:table-column table:style-name="co44" table:default-cell-style-name="ce3"/>
        <table:table-column table:style-name="co45" table:default-cell-style-name="ce3"/>
        <table:table-column table:style-name="co6" table:number-columns-repeated="1018" table:default-cell-style-name="ce3"/>
        <table:table-row table:style-name="ro14">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7">
          <table:table-cell office:value-type="string">
            <text:p>19</text:p>
          </table:table-cell>
          <table:table-cell office:value-type="string">
            <text:p>234</text:p>
          </table:table-cell>
          <table:table-cell office:value-type="string">
            <text:p>Fall of 1928</text:p>
          </table:table-cell>
          <table:table-cell/>
          <table:table-cell table:style-name="ce14" office:value-type="string">
            <text:p><text:span text:style-name="T8"><text:s/></text:span><text:span text:style-name="T8">In the Fall of 1928, Robert and Walter completed an invention of Sun-mirrors, whereby </text:span><text:span text:style-name="T8">they were able to</text:span></text:p>
            <text:p><text:span text:style-name="T8">collect the rays from the sun and produce heat powerful enough to melt down skyscrapers </text:span><text:span text:style-name="T8">in a few minutes. With these mirrors and the aid of electricity, they discovered a powerful </text:span><text:span text:style-name="T8">light ray Robert knew that this was going to be of great value in the coming war. They </text:span><text:span text:style-name="T8">named this machine "The Demon of Death." Miss Quinton had been very much interested </text:span><text:span text:style-name="T8">in this machine during the course of construction, and she named it "Spit-Fire" because it </text:span><text:span text:style-name="T8">could send forth such powerful sparks of fire, destroying instantly any metal that it touched. </text:span><text:span text:style-name="T8">They held a conference and agreed that this new discovery must be kept secret and </text:span><text:span text:style-name="T8">should never be used except in the defense of the United States in time of war and only </text:span><text:span text:style-name="T8">then if our country was in dire peril and unable to cope with the enemy. There was one </text:span><text:span text:style-name="T21">secret connected with the machine that only Robert </text:span><text:span text:style-name="T8">knew. </text:span><text:span text:style-name="T9">They intended to start to build </text:span><text:span text:style-name="T9">a giant airship in a short time equipped with "The Demon of Death." They figured it </text:span><text:span text:style-name="T9">would send a powerful death ray 3000 to 5000 miles through space, destroying </text:span><text:span text:style-name="T9">everything within a radius of 700 miles. Work was started on the new machine with </text:span><text:span text:style-name="T9">all secrecy. It had already been christened "Marie the Angel of Mercy."</text:span></text:p>
          </table:table-cell>
          <table:table-cell office:value-type="string">
            <text:p>MAM is equipped with the DOD</text:p>
          </table:table-cell>
          <table:table-cell table:number-columns-repeated="1018"/>
        </table:table-row>
        <table:table-row table:style-name="ro22">
          <table:table-cell office:value-type="string">
            <text:p>20</text:p>
          </table:table-cell>
          <table:table-cell office:value-type="string">
            <text:p>237</text:p>
          </table:table-cell>
          <table:table-cell office:value-type="string">
            <text:p>Approaching the end of 1928</text:p>
          </table:table-cell>
          <table:table-cell/>
          <table:table-cell table:style-name="ce14" office:value-type="string">
            <text:p><text:span text:style-name="T8"><text:s/></text:span><text:span text:style-name="T8">Great progress had been made in aviation. Airplanes were carrying mail at the rate of 300 </text:span><text:span text:style-name="T8">miles per hour. Passenger lines were now starting all over the United States.</text:span><text:span text:style-name="T9"> "Marie the </text:span><text:span text:style-name="T9">Angel of Mercy," Robert's great ship, was rapidly nearing completion.</text:span><text:span text:style-name="T8"> The new </text:span><text:span text:style-name="T9">12-</text:span><text:span text:style-name="T9">cylinder motor </text:span><text:span text:style-name="T8">had been tested and the engineers had estimated that they would attain a</text:span><text:span text:style-name="T9"> </text:span><text:span text:style-name="T9">speed</text:span></text:p>
            <text:p><text:span text:style-name="T9">of 1000 miles per hour</text:span><text:span text:style-name="T8">. Robert was elated over the success and knew that he would now </text:span><text:span text:style-name="T8">be prepared to help his country in time of its greatest need.</text:span></text:p>
          </table:table-cell>
          <table:table-cell table:number-columns-repeated="1019"/>
        </table:table-row>
        <table:table-row table:style-name="ro28">
          <table:table-cell office:value-type="string">
            <text:p>20</text:p>
          </table:table-cell>
          <table:table-cell office:value-type="string">
            <text:p>239</text:p>
          </table:table-cell>
          <table:table-cell office:value-type="string">
            <text:p>No timestamp given, but the last timestamp given is still near the end of 1928. </text:p>
          </table:table-cell>
          <table:table-cell/>
          <table:table-cell table:style-name="ce28" office:value-type="string">
            <text:p><text:span text:style-name="T37"><text:s/></text:span><text:span text:style-name="T37">The new ship "Marie, the Angel of Mercy," was now about perfected, but Robert intended that this </text:span><text:span text:style-name="T37">should never be made</text:span></text:p>
            <text:p><text:span text:style-name="T37">known to the public until he had it in perfect working order and it was a success beyond doubt.</text:span></text:p>
          </table:table-cell>
          <table:table-cell table:number-columns-repeated="1019"/>
        </table:table-row>
        <table:table-row table:style-name="ro28" table:number-rows-repeated="1048571">
          <table:table-cell table:number-columns-repeated="1024"/>
        </table:table-row>
        <table:table-row table:style-name="ro28">
          <table:table-cell table:number-columns-repeated="1024"/>
        </table:table-row>
      </table:table>
      <table:table table:name="Machine to make airplanes invisible" table:style-name="ta1" table:print="false">
        <table:table-column table:style-name="co32" table:default-cell-style-name="ce3"/>
        <table:table-column table:style-name="co6" table:default-cell-style-name="ce3"/>
        <table:table-column table:style-name="co33" table:default-cell-style-name="ce3"/>
        <table:table-column table:style-name="co6" table:default-cell-style-name="ce3"/>
        <table:table-column table:style-name="co34" table:default-cell-style-name="ce3"/>
        <table:table-column table:style-name="co35" table:default-cell-style-name="ce3"/>
        <table:table-column table:style-name="co6" table:number-columns-repeated="1018" table:default-cell-style-name="ce3"/>
        <table:table-row table:style-name="ro1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20">
          <table:table-cell office:value-type="string">
            <text:p>19</text:p>
          </table:table-cell>
          <table:table-cell office:value-type="string">
            <text:p>235</text:p>
          </table:table-cell>
          <table:table-cell office:value-type="string">
            <text:p>Fall of 1928</text:p>
          </table:table-cell>
          <table:table-cell/>
          <table:table-cell table:style-name="ce22" office:value-type="string">
            <text:p><text:span text:style-name="T23"><text:s/></text:span><text:span text:style-name="T23">Everything moved along smoothly after this. Walter and Edna were happy in their work and the </text:span><text:span text:style-name="T23">Fall of 1928</text:span></text:p>
            <text:p><text:span text:style-name="T23">rewarded them with a new and wonderful discovery. They had been able to perfect a </text:span><text:span text:style-name="T24">machine </text:span><text:span text:style-name="T24">which would</text:span></text:p>
            <text:p><text:span text:style-name="T24">reflect light in such a way as to make an airplane invisible</text:span><text:span text:style-name="T23"> and this, together with Robert's </text:span><text:span text:style-name="T23">noiseless invention, </text:span><text:span text:style-name="T24">solved the problem</text:span><text:span text:style-name="T23">. He knew now that in time of war,</text:span><text:span text:style-name="T24"> the plane could be </text:span><text:span text:style-name="T24">used to sneak upon the enemy and that they would be unable to see or hear it</text:span><text:span text:style-name="T23">. After holding a </text:span><text:span text:style-name="T23">conference, they decided that this invention, as well as "The Demon of Death" should not be </text:span><text:span text:style-name="T23">patented or offered for sale to any Government, that they would test it out and keep it a secret. Here </text:span><text:span text:style-name="T23">Robert's great generosity showed itself again when he decided that this invention should be used in </text:span><text:span text:style-name="T23">time of greatest need for the benefit of the United States. Walter said, "Robert, love indeed does </text:span><text:span text:style-name="T23">make a great man, makes him unselfish, causes him to think of his country, of his mother, his </text:span><text:span text:style-name="T23">sweetheart and everything else before himself. No wonder you are making a success and always </text:span><text:span text:style-name="T23">will, because you are doing right."</text:span></text:p>
          </table:table-cell>
          <table:table-cell office:value-type="string">
            <text:p>Regarding “solved the problem”, what is the problem referred to?</text:p>
          </table:table-cell>
          <table:table-cell table:number-columns-repeated="1018"/>
        </table:table-row>
        <table:table-row table:style-name="ro20" table:number-rows-repeated="1048573">
          <table:table-cell table:number-columns-repeated="1024"/>
        </table:table-row>
        <table:table-row table:style-name="ro20">
          <table:table-cell table:number-columns-repeated="1024"/>
        </table:table-row>
      </table:table>
      <table:table table:name="Pocket Radio" table:style-name="ta1" table:print="false">
        <table:table-column table:style-name="co23" table:default-cell-style-name="ce3"/>
        <table:table-column table:style-name="co7" table:default-cell-style-name="ce3"/>
        <table:table-column table:style-name="co36" table:default-cell-style-name="ce3"/>
        <table:table-column table:style-name="co6" table:default-cell-style-name="ce3"/>
        <table:table-column table:style-name="co15" table:default-cell-style-name="ce3"/>
        <table:table-column table:style-name="co37" table:default-cell-style-name="ce3"/>
        <table:table-column table:style-name="co6" table:number-columns-repeated="1018" table:default-cell-style-name="ce3"/>
        <table:table-row table:style-name="ro11">
          <table:table-cell table:style-name="ce2" office:value-type="string">
            <text:p>Chapter</text:p>
          </table:table-cell>
          <table:table-cell table:style-name="ce2" office:value-type="string">
            <text:p>Page</text:p>
          </table:table-cell>
          <table:table-cell table:style-name="ce2" office:value-type="string">
            <text:p>Timestamp given</text:p>
          </table:table-cell>
          <table:table-cell table:style-name="ce2" office:value-type="string">
            <text:p>Actual timestamp</text:p>
          </table:table-cell>
          <table:table-cell table:style-name="ce2" office:value-type="string">
            <text:p>Event</text:p>
          </table:table-cell>
          <table:table-cell table:style-name="ce2" office:value-type="string">
            <text:p>Notes/Comments</text:p>
          </table:table-cell>
          <table:table-cell table:number-columns-repeated="1018"/>
        </table:table-row>
        <table:table-row table:style-name="ro13">
          <table:table-cell office:value-type="string">
            <text:p>20</text:p>
          </table:table-cell>
          <table:table-cell office:value-type="string">
            <text:p>238</text:p>
          </table:table-cell>
          <table:table-cell office:value-type="string">
            <text:p>No timestamp given but previous timestamp to this is approaching the end of 1928. <text:s/></text:p>
          </table:table-cell>
          <table:table-cell/>
          <table:table-cell table:style-name="ce23" office:value-type="string">
            <text:p><text:span text:style-name="T23"><text:s/></text:span><text:span text:style-name="T23">With the great progress in radio messages thru the air, and radiograms, Robert knew that in time of </text:span><text:span text:style-name="T23">war, </text:span><text:span text:style-name="T25"><text:s/>secret communications would be necessary. Spies could </text:span><text:span text:style-name="T23">steal codes, and messages sent over </text:span><text:span text:style-name="T23">the radio could be interpreted; therefore, one of the great needs for the war in the air would be a way </text:span><text:span text:style-name="T23">to communicate without detection. He finally succeeded in completing what he called "The Pocket </text:span><text:span text:style-name="T23">Radio."</text:span><text:span text:style-name="T24"> It was no larger than a watch and worked on the same principle of his machine for </text:span><text:span text:style-name="T24">recording the thoughts of people, only the instrument had to be used by two people who </text:span><text:span text:style-name="T24">understood how to work it, because the positive radio was carried in one man's pocket and the </text:span><text:span text:style-name="T24">negative in the other and by pressing the stem, it could be changed from positive into negative. </text:span><text:span text:style-name="T24">No sound was transmitted thru the air. The machine could be operated by certain motions of </text:span><text:span text:style-name="T24">the fingers on a little push button which recorded symbols on the other machine that would </text:span><text:span text:style-name="T24">reveal the message sent. The Pocket Radio made it possible to convey any message without any </text:span><text:span text:style-name="T24">possibility of detection because only the person sending the message and the one receiving it </text:span><text:span text:style-name="T24">could understand or know anything about it. This was better than wireless or any other radio </text:span><text:span text:style-name="T24">discovery up to this time.</text:span><text:span text:style-name="T23"> Robert tested the machine out by leaving one instrument in Walter's </text:span><text:span text:style-name="T23">pocket, he himself going to Chicago and conveying messages which Walter was able to get without </text:span><text:span text:style-name="T23">any trouble. He could either speak into this little Pocket Radio and convey the sound without </text:span><text:span text:style-name="T23">anyone else being able to take it from the air, or use it to convey thoughts or emotions. The test </text:span><text:span text:style-name="T23">proved perfect and Robert knew that he had another great discovery which would be of great value </text:span><text:span text:style-name="T23">to his Government in time of war. He decided to keep this a </text:span><text:span text:style-name="T25"><text:s/>secret and have it ready to aid the </text:span><text:span text:style-name="T25">United States at a </text:span><text:span text:style-name="T23">time when they would need it most.</text:span></text:p>
          </table:table-cell>
          <table:table-cell table:number-columns-repeated="1019"/>
        </table:table-row>
        <table:table-row table:style-name="ro13" table:number-rows-repeated="1048573">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5">06/05/2012</text:date>, <text:time>19:16:5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24T19:15:21</meta:creation-date>
    <dc:date>2012-06-05T19:16:55</dc:date>
    <meta:editing-duration>PT6H48M16S</meta:editing-duration>
    <meta:editing-cycles>23</meta:editing-cycles>
    <meta:generator>LibreOffice/3.3$Unix LibreOffice_project/330m18$Build-4</meta:generator>
    <meta:document-statistic meta:table-count="8" meta:cell-count="148" meta:object-count="0"/>
  </office:meta>
</office:document-meta>
</file>